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office:value-type="string" calcext:value-type="string">
            <text:p>fun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Add Unsign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u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001" calcext:value-type="float">
            <text:p>100001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010" calcext:value-type="float">
            <text:p>100010</text:p>
          </table:table-cell>
          <table:table-cell/>
        </table:table-row>
        <table:table-row table:style-name="ro1">
          <table:table-cell office:value-type="string" calcext:value-type="string">
            <text:p>Sub Unsign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u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011" calcext:value-type="float">
            <text:p>100011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d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100" calcext:value-type="float">
            <text:p>100100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r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0101" calcext:value-type="float">
            <text:p>100101</text:p>
          </table:table-cell>
          <table:table-cell/>
        </table:table-row>
        <table:table-row table:style-name="ro1">
          <table:table-cell office:value-type="string" calcext:value-type="string">
            <text:p>Set Less Th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lt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1010" calcext:value-type="float">
            <text:p>101010</text:p>
          </table:table-cell>
          <table:table-cell/>
        </table:table-row>
        <table:table-row table:style-name="ro1">
          <table:table-cell office:value-type="string" calcext:value-type="string">
            <text:p>Set Less Than Unsign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ltu $rd, $rs, $rt</text:p>
          </table:table-cell>
          <table:table-cell office:value-type="float" office:value="0" calcext:value-type="float">
            <text:p>0</text:p>
          </table:table-cell>
          <table:table-cell office:value-type="float" office:value="101011" calcext:value-type="float">
            <text:p>101011</text:p>
          </table:table-cell>
          <table:table-cell/>
        </table:table-row>
        <table:table-row table:style-name="ro1">
          <table:table-cell office:value-type="string" calcext:value-type="string">
            <text:p>Jump Regist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r $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ft Left Logic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ll $rd, $rt, sham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ift Right Logic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rl $rd, $rt, sham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ift Right Arithmeti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ra $rd, $rt, sham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dd Immediate Unsign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ddiu $rt, $rs, immediate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Immedi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ndi $rt, $rs, immediate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Immedi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ri $rt, $rs, immediate</text:p>
          </table:table-cell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 Upper Immedi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ui $rt, immediate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 By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b $rt, offset($rs)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 Byte Unsign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bu $rt, offset($rs)</text:p>
          </table:table-cell>
          <table:table-cell office:value-type="float" office:value="100100" calcext:value-type="float">
            <text:p>10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 Wor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w $rt, offset($rs)</text:p>
          </table:table-cell>
          <table:table-cell office:value-type="float" office:value="100011" calcext:value-type="float">
            <text:p>100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 Wor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w $rt, offset($rs)</text:p>
          </table:table-cell>
          <table:table-cell office:value-type="float" office:value="101011" calcext:value-type="float">
            <text:p>101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on Equ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eq $rs, $rt, labe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ch on Not Equ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ne $rs, $rt, label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 labe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mp and Lin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l labe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 Palindrome</text:p>
          </table:table-cell>
          <table:table-cell/>
          <table:table-cell office:value-type="string" calcext:value-type="string">
            <text:p>bitpal $rd, $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FSR</text:p>
          </table:table-cell>
          <table:table-cell/>
          <table:table-cell office:value-type="string" calcext:value-type="string">
            <text:p>lfsr $rd, $rs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ecod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 style:data-style-name="N2" text:time-value="13:22:50.321318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8:27:44.919862199</meta:creation-date>
    <dc:date>2018-05-13T13:49:50.654993377</dc:date>
    <meta:editing-duration>PT1H31M40S</meta:editing-duration>
    <meta:editing-cycles>7</meta:editing-cycles>
    <meta:generator>LibreOffice/6.0.3.2$Linux_X86_64 LibreOffice_project/00m0$Build-2</meta:generator>
    <meta:document-statistic meta:table-count="1" meta:cell-count="120" meta:object-count="0"/>
  </office:meta>
</office:document-meta>
</file>